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756" officeooo:paragraph-rsid="0017c756"/>
    </style:style>
    <style:style style:name="P2" style:family="paragraph" style:parent-style-name="Standard">
      <style:text-properties fo:font-weight="bold" officeooo:rsid="0017c756" officeooo:paragraph-rsid="0017c756" style:font-weight-asian="bold" style:font-weight-complex="bold"/>
    </style:style>
    <style:style style:name="P3" style:family="paragraph" style:parent-style-name="Standard">
      <style:text-properties fo:font-weight="normal" officeooo:rsid="0017c756" officeooo:paragraph-rsid="0017c75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ómo enseñar matemáticas utilizando lenguaje Python, Latex y cuadernos Jupyter para desarrollar las capacidades de comunicación y colaboración científica. Una experiencia de aula en Cálculo Integral en el Campus Caucasia de la Universidad de Antioquia. </text:p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9:19:09.560855371</meta:creation-date>
    <meta:generator>LibreOffice/24.2.4.2$Linux_X86_64 LibreOffice_project/d29029bfb700ea4a272da1366c5f5e7c14e351b5</meta:generator>
    <dc:date>2024-06-18T09:26:43.484464500</dc:date>
    <meta:editing-duration>PT7M35S</meta:editing-duration>
    <meta:editing-cycles>1</meta:editing-cycles>
    <meta:document-statistic meta:table-count="0" meta:image-count="0" meta:object-count="0" meta:page-count="1" meta:paragraph-count="1" meta:word-count="35" meta:character-count="253" meta:non-whitespace-character-count="218"/>
  </office:meta>
</office:document-meta>
</file>